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806cm" fo:margin-left="0cm" table:align="left" style:writing-mode="lr-tb"/>
    </style:style>
    <style:style style:name="Tabella1.A" style:family="table-column">
      <style:table-column-properties style:column-width="3.413cm"/>
    </style:style>
    <style:style style:name="Tabella1.B" style:family="table-column">
      <style:table-column-properties style:column-width="11.192cm"/>
    </style:style>
    <style:style style:name="Tabella1.C" style:family="table-column">
      <style:table-column-properties style:column-width="3.201cm"/>
    </style:style>
    <style:style style:name="Tabella1.A1" style:family="table-cell">
      <style:table-cell-properties fo:background-color="#4ac8ce" fo:padding="0.097cm" fo:border-left="0.05pt solid #4ac8ce" fo:border-right="none" fo:border-top="0.05pt solid #4ac8ce" fo:border-bottom="0.05pt solid #4ac8ce">
        <style:background-image/>
      </style:table-cell-properties>
    </style:style>
    <style:style style:name="Tabella1.C1" style:family="table-cell">
      <style:table-cell-properties fo:background-color="#4ac8ce" fo:padding="0.097cm" fo:border="0.05pt solid #4ac8ce">
        <style:background-image/>
      </style:table-cell-properties>
    </style:style>
    <style:style style:name="Tabella1.A2" style:family="table-cell">
      <style:table-cell-properties fo:background-color="#bce4e5" fo:padding="0.097cm" fo:border-left="0.05pt solid #bce4e5" fo:border-right="none" fo:border-top="none" fo:border-bottom="0.05pt solid #bce4e5">
        <style:background-image/>
      </style:table-cell-properties>
    </style:style>
    <style:style style:name="Tabella1.C2" style:family="table-cell">
      <style:table-cell-properties fo:background-color="#bce4e5" fo:padding="0.097cm" fo:border-left="0.05pt solid #bce4e5" fo:border-right="0.05pt solid #bce4e5" fo:border-top="none" fo:border-bottom="0.05pt solid #bce4e5">
        <style:background-image/>
      </style:table-cell-properties>
    </style:style>
    <style:style style:name="P1" style:family="paragraph" style:parent-style-name="Table_20_Contents">
      <style:text-properties style:font-name="Calibri" fo:font-size="13pt" style:font-size-asian="13pt" style:font-size-complex="13pt"/>
    </style:style>
    <style:style style:name="P2" style:family="paragraph" style:parent-style-name="Table_20_Contents">
      <style:text-properties style:font-name="Calibri" fo:font-size="13pt" officeooo:rsid="0007f709" officeooo:paragraph-rsid="0007f709" style:font-size-asian="13pt" style:font-size-complex="13pt"/>
    </style:style>
    <style:style style:name="P3" style:family="paragraph" style:parent-style-name="Table_20_Contents">
      <style:text-properties style:font-name="Calibri" fo:font-size="13pt" officeooo:rsid="000b8520" officeooo:paragraph-rsid="000b8520" style:font-size-asian="13pt" style:font-size-complex="13pt"/>
    </style:style>
    <style:style style:name="P4" style:family="paragraph" style:parent-style-name="Table_20_Contents">
      <style:paragraph-properties fo:text-align="start" style:justify-single-word="false"/>
      <style:text-properties style:font-name="Calibri" fo:font-size="13pt" officeooo:rsid="000b8520" officeooo:paragraph-rsid="000b8520" style:font-size-asian="13pt" style:font-size-complex="13pt"/>
    </style:style>
    <style:style style:name="P5" style:family="paragraph" style:parent-style-name="Table_20_Contents">
      <style:paragraph-properties fo:text-align="start" style:justify-single-word="false"/>
      <style:text-properties style:font-name="Calibri" fo:font-size="13pt" style:font-size-asian="13pt" style:font-size-complex="13pt"/>
    </style:style>
    <style:style style:name="P6" style:family="paragraph" style:parent-style-name="Text_20_body">
      <style:text-properties style:font-name="Calibri" fo:font-size="13pt" style:font-size-asian="13pt" style:font-size-complex="13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3pt" fo:font-style="normal" style:text-underline-style="none" fo:font-weight="normal" officeooo:rsid="0007f709" officeooo:paragraph-rsid="0007f709" style:text-blinking="false" fo:background-color="transparent" style:font-size-asian="13pt" style:font-weight-asian="normal" style:font-size-complex="13pt" style:font-weight-complex="normal"/>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3pt" fo:font-style="normal" style:text-underline-style="none" fo:font-weight="normal" officeooo:rsid="0009b6c1" officeooo:paragraph-rsid="0009b6c1" style:text-blinking="false" fo:background-color="transparent" style:font-size-asian="13pt" style:font-weight-asian="normal" style:font-size-complex="13pt" style:font-weight-complex="normal"/>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13"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14" style:family="paragraph" style:parent-style-name="Text_20_body">
      <style:paragraph-properties fo:margin-top="0cm" fo:margin-bottom="0cm" loext:contextual-spacing="false" fo:line-height="138%" style:writing-mode="lr-tb"/>
    </style:style>
    <style:style style:name="P15"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16"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paragraph-rsid="000ca0c9" style:text-blinking="false" fo:background-color="transparent" style:font-size-asian="13pt" style:font-size-complex="13pt"/>
    </style:style>
    <style:style style:name="P17"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ca0c9" officeooo:paragraph-rsid="000ca0c9" style:text-blinking="false" fo:background-color="transparent" style:font-size-asian="13pt" style:font-size-complex="13pt"/>
    </style:style>
    <style:style style:name="P18"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e9619" officeooo:paragraph-rsid="000e9619" style:text-blinking="false" fo:background-color="transparent" style:font-size-asian="13pt" style:font-size-complex="13pt"/>
    </style:style>
    <style:style style:name="P19"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style:font-name="Calibri" fo:font-size="13pt" style:font-size-asian="13pt" style:font-size-complex="13pt"/>
    </style:style>
    <style:style style:name="P20" style:family="paragraph" style:parent-style-name="Text_20_body">
      <style:paragraph-properties fo:margin-top="0cm" fo:margin-bottom="0.423cm" loext:contextual-spacing="false" fo:line-height="138%" fo:break-before="page"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21" style:family="paragraph" style:parent-style-name="Text_20_body">
      <style:paragraph-properties fo:margin-top="0cm" fo:margin-bottom="0.423cm" loext:contextual-spacing="false" fo:line-height="138%" style:writing-mode="lr-tb"/>
      <style:text-properties fo:font-variant="normal" fo:text-transform="none" fo:color="#1d2125" style:text-line-through-style="none" style:text-line-through-type="none" style:font-name="Calibri" fo:font-size="13pt" fo:font-style="normal" style:text-underline-style="none" fo:font-weight="bold" officeooo:paragraph-rsid="0007f709" style:text-blinking="false" fo:background-color="transparent" style:font-size-asian="13pt" style:font-size-complex="13pt"/>
    </style:style>
    <style:style style:name="P22" style:family="paragraph" style:parent-style-name="Text_20_body">
      <style:paragraph-properties fo:margin-top="0cm" fo:margin-bottom="0.423cm" loext:contextual-spacing="false" fo:line-height="138%" style:writing-mode="lr-tb"/>
      <style:text-properties style:font-name="Calibri" fo:font-size="13pt" fo:font-weight="normal" officeooo:paragraph-rsid="0007f709" style:font-size-asian="13pt" style:font-size-complex="13pt"/>
    </style:style>
    <style:style style:name="P23" style:family="paragraph" style:parent-style-name="Text_20_body">
      <loext:graphic-properties draw:fill="solid" draw:fill-color="#ffffff" draw:opacity="100%"/>
      <style:paragraph-properties fo:margin-top="0.423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24" style:family="paragraph" style:parent-style-name="Text_20_body">
      <loext:graphic-properties draw:fill="solid" draw:fill-color="#ffffff" draw:opacity="100%"/>
      <style:paragraph-properties fo:margin-top="0.423cm" fo:margin-bottom="0cm" loext:contextual-spacing="false" fo:line-height="138%" fo:break-before="page"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2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26"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0b237a" style:text-blinking="false" fo:background-color="transparent" style:font-size-asian="13pt" style:font-size-complex="13pt"/>
    </style:style>
    <style:style style:name="P27"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Calibri" fo:font-size="13pt" fo:font-weight="normal" style:font-size-asian="13pt" style:font-size-complex="13pt"/>
    </style:style>
    <style:style style:name="P28" style:family="paragraph" style:parent-style-name="Text_20_body" style:list-style-name="L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29"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0"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1" style:family="paragraph" style:parent-style-name="Text_20_body" style:list-style-name="L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2"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3"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4"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5"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6"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ca0c9" officeooo:paragraph-rsid="000ca0c9" style:text-blinking="false" fo:background-color="transparent" style:font-size-asian="13pt" style:font-size-complex="13pt"/>
    </style:style>
    <style:style style:name="P37"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8" style:family="paragraph" style:parent-style-name="Text_20_body" style:list-style-name="L1">
      <loext:graphic-properties draw:fill="none" draw:fill-color="#ffffff"/>
      <style:paragraph-properties fo:margin-top="0cm" fo:margin-bottom="0.423cm" loext:contextual-spacing="false" fo:line-height="138%" fo:background-color="transparent"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9" style:family="paragraph" style:parent-style-name="Text_20_body" style:list-style-name="L2">
      <loext:graphic-properties draw:fill="none" draw:fill-color="#ffffff"/>
      <style:paragraph-properties fo:margin-top="0cm" fo:margin-bottom="0.423cm" loext:contextual-spacing="false" fo:line-height="138%" fo:background-color="transparent"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0" style:family="paragraph" style:parent-style-name="Text_20_body" style:list-style-name="L3">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1" style:family="paragraph" style:parent-style-name="Text_20_body" style:list-style-name="L4">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2" style:family="paragraph" style:parent-style-name="Text_20_body">
      <loext:graphic-properties draw:fill="solid" draw:fill-color="#ffffff" draw:opacity="100%"/>
      <style:paragraph-properties fo:margin-top="0cm" fo:margin-bottom="0.199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11edac" officeooo:paragraph-rsid="0011edac" style:text-blinking="false" fo:background-color="transparent" style:font-size-asian="13pt" style:font-size-complex="13pt"/>
    </style:style>
    <style:style style:name="P43" style:family="paragraph" style:parent-style-name="Text_20_body">
      <loext:graphic-properties draw:fill="solid" draw:fill-color="#ffffff" draw:opacity="100%"/>
      <style:paragraph-properties fo:margin-top="0cm" fo:margin-bottom="0.199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ca0c9" officeooo:paragraph-rsid="000ca0c9" style:text-blinking="false" fo:background-color="transparent" style:font-size-asian="13pt" style:font-size-complex="13pt"/>
    </style:style>
    <style:style style:name="P44" style:family="paragraph" style:parent-style-name="Text_20_body">
      <loext:graphic-properties draw:fill="solid" draw:fill-color="#ffffff" draw:opacity="100%"/>
      <style:paragraph-properties fo:margin-top="0cm" fo:margin-bottom="0.199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5" style:family="paragraph" style:parent-style-name="Text_20_body">
      <loext:graphic-properties draw:fill="solid" draw:fill-color="#ffffff" draw:opacity="100%"/>
      <style:paragraph-properties fo:margin-top="0cm" fo:margin-bottom="0.199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e9619" officeooo:paragraph-rsid="000e9619" style:text-blinking="false" fo:background-color="transparent" style:font-size-asian="13pt" style:font-size-complex="13pt"/>
    </style:style>
    <style:style style:name="T1" style:family="text">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loext:char-shading-value="0" style:font-size-asian="13pt" style:font-size-complex="13pt"/>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officeooo:rsid="000b237a" style:text-blinking="false" fo:background-color="transparent" loext:char-shading-value="0"/>
    </style:style>
    <style:style style:name="T4" style:family="text">
      <style:text-properties fo:font-variant="normal" fo:text-transform="none" fo:color="#000000" fo:font-style="normal" style:text-underline-style="none" fo:background-color="transparent" loext:char-shading-value="0"/>
    </style:style>
    <style:style style:name="T5" style:family="text">
      <style:text-properties fo:font-variant="normal" fo:text-transform="none" fo:color="#000000" fo:font-style="normal" style:text-underline-style="none" officeooo:rsid="000b237a" fo:background-color="transparent" loext:char-shading-value="0"/>
    </style:style>
    <style:style style:name="T6" style:family="text">
      <style:text-properties fo:font-variant="normal" fo:text-transform="none" fo:color="#1155cc" style:text-line-through-style="none" style:text-line-through-type="none" style:font-name="Calibri" fo:font-size="13pt"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7" style:family="text">
      <style:text-properties officeooo:rsid="000b237a"/>
    </style:style>
    <style:style style:name="T8" style:family="text">
      <style:text-properties officeooo:rsid="000ca0c9"/>
    </style:style>
    <style:style style:name="T9" style:family="text">
      <style:text-properties officeooo:rsid="000e9619"/>
    </style:style>
    <style:style style:name="T10" style:family="text">
      <style:text-properties officeooo:rsid="00105626"/>
    </style:style>
    <style:style style:name="T11" style:family="text">
      <style:text-properties officeooo:rsid="0011edac"/>
    </style:style>
    <style:style style:name="T12" style:family="text">
      <style:text-properties officeooo:rsid="0013e82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4a8a275b-7fff-b8f2-3cd5-45da92d4c6af"/>Elaborato per il corso di Basi di dati</text:p>
      <text:p text:style-name="P8">A.A 2024/2025 </text:p>
      <text:p text:style-name="P12">Progetto di una base di dati per la gestione di un ristorante di sushi </text:p>
      <text:p text:style-name="P14"><text:span text:style-name="T1">Alice Beccati - 0001128202 (</text:span><text:a xlink:type="simple" xlink:href="mailto:alice.beccati@studio.unibo.it" text:style-name="Internet_20_link" text:visited-style-name="Visited_20_Internet_20_Link"><text:span text:style-name="T6">alice.beccati@studio.unibo.it</text:span></text:a><text:span text:style-name="T1">)</text:span></text:p>
      <text:p text:style-name="P7">Matteo Monari - 000………. (matteo.monari@studio.unibo.it)</text:p>
      <text:p text:style-name="P20">Introduzione</text:p>
      <text:p text:style-name="P13">Analisi dei requisiti</text:p>
      <text:list xml:id="list1627455390" text:style-name="L1">
        <text:list-item>
          <text:p text:style-name="P28">viste : clienti e proprietario</text:p>
        </text:list-item>
        <text:list-item>
          <text:p text:style-name="P29">Requisiti in linguaggio naturale</text:p>
        </text:list-item>
        <text:list-item>
          <text:p text:style-name="P38">estrazione dei concetti principali</text:p>
        </text:list-item>
      </text:list>
      <text:p text:style-name="P13">Progettazione Concettuale</text:p>
      <text:list xml:id="list499939273" text:style-name="L2">
        <text:list-item>
          <text:p text:style-name="P30">Schema scheletro</text:p>
        </text:list-item>
        <text:list-item>
          <text:p text:style-name="P30">Raffinamenti proposti</text:p>
        </text:list-item>
        <text:list-item>
          <text:p text:style-name="P39">Schema concettuale finale</text:p>
        </text:list-item>
      </text:list>
      <text:p text:style-name="P13">Progettazione logica</text:p>
      <text:list xml:id="list3194144197" text:style-name="L3">
        <text:list-item>
          <text:p text:style-name="P31">Stima del volume dei dati</text:p>
        </text:list-item>
        <text:list-item>
          <text:p text:style-name="P31">Descrizione delle operazioni principali e stima della loro frequenza</text:p>
        </text:list-item>
        <text:list-item>
          <text:p text:style-name="P31">Schemi di navigazione e tabelle degli accessi</text:p>
        </text:list-item>
        <text:list-item>
          <text:p text:style-name="P31">Raffinamento dello schema (eliminazione di identificatori esterni, attributi composti e gerarchie, scelta delle chiavi)</text:p>
        </text:list-item>
        <text:list-item>
          <text:p text:style-name="P31">Analisi delle ridondanze</text:p>
        </text:list-item>
        <text:list-item>
          <text:p text:style-name="P31">Traduzione di entità e associazioni in relazioni</text:p>
        </text:list-item>
        <text:list-item>
          <text:p text:style-name="P31">Schema relazionale finale</text:p>
        </text:list-item>
        <text:list-item>
          <text:p text:style-name="P40">Traduzione delle operazioni in query SQL</text:p>
        </text:list-item>
      </text:list>
      <text:p text:style-name="P13">Progettazione dell'applicazione</text:p>
      <text:list xml:id="list3697022668" text:style-name="L4">
        <text:list-item>
          <text:p text:style-name="P41">Descrizione dell'architettura dell'applicazione realizzata con obbligo di inserire alcuni screenshot dell'interfaccia utente</text:p>
        </text:list-item>
      </text:list>
      <text:p text:style-name="P23"/>
      <text:p text:style-name="P24">Introduzione</text:p>
      <text:p text:style-name="P44">L’obiettivo di questo progetto è la realizzazione di un sistema informativo per supportare in maniera efficace la gestione operativa di un ristorante giapponese di sushi, <text:span text:style-name="T11">aperto a inizio anno</text:span>, con particolare attenzione alle dinamiche legate alla modalità di ordinazione All You Can Eat (AYCE).</text:p>
      <text:p text:style-name="P15">Il sistema proposto consente di digitalizzare e strutturare i principali processi del ristorante: prenotazioni dei tavoli, gestione degli ordini, monitoraggio delle attività del personale e registrazione dei pagamenti. Un aspetto fondamentale riguarda la gestione del menù, pensata per essere compatibile sia con la modalità classica “alla carta”, sia con quella AYCE, che presenta vincoli quantitativi specifici per alcuni piatti selezionati (massimo 2 porzioni per persona).</text:p>
      <text:p text:style-name="P15">Successivamente alla scelta di tipologia di menù preferita, valida per tutto il tavolo. </text:p>
      <text:p text:style-name="P15">I clienti accedono al menù tramite QR code, da <text:span text:style-name="T11">c</text:span>ui possono visualizzare in tempo reale i piatti disponibili, ciascuno dei quali è corredato da nome, descrizione, immagine e indicazioni su prezzo, ingredienti e <text:span text:style-name="T8">di conseguenza </text:span>allergeni, <text:span text:style-name="T8">che in base all’alimento in cui si trovano possono essere più o meno concentrati e quindi risultare più o meno letali per un cliente allergico</text:span>.</text:p>
      <text:p text:style-name="P17">Le pietanze che i clienti intendono ordinare verranno, mano a mano, inserite nei vari ordini.</text:p>
      <text:p text:style-name="P43">I quali saranno tenuti in memoria, in modo da poter controllare quali piatti si erano scelti e quali devono ancora arrivare, ma solo fino al momento in cui il tavolo risulta occupato, dunque non si è ancora effettuato il pagamento. <text:span text:style-name="T11">Successivamente il carrello con i vari ordini viene azzerato.</text:span></text:p>
      <text:p text:style-name="P17">I ruoli all’interno dello staff del ristorante si dividono in chef e camerieri.</text:p>
      <text:p text:style-name="P17">I primi si occupano della preparazione dei piatti, eventualmente anche collaborando tra loro. I camerieri, invece, consegnano i piatti <text:span text:style-name="T9">che appartengono agli ordini ai tavoli corrispondenti.</text:span></text:p>
      <text:p text:style-name="P42">Ogni dipendente effettua dei turni di lavoro in una certa data e in un certo turno, che può essere pranzo, cena o entrambi.</text:p>
      <text:p text:style-name="P18">All’atto del pagamento viene generato uno scontrino con importo unico per tutto il tavolo, sul quale può essere applicato uno sconto in base al numero di persone che lo occupavano (es 10 persone → 10% di sconto).</text:p>
      <text:p text:style-name="P45"><text:soft-page-break/>Successivamente al pagamento le informazioni su quel tavolo non interessano più, ma viene mantenuto uno storico soltanto dei pagamenti, in modo da permettere future statistiche sull’andamento del ristorante.</text:p>
      <text:p text:style-name="P16">Sono previste funzionalità specifiche per l’amministratore, che ha la possibilità di monitorare <text:span text:style-name="T9">tali </text:span>statistiche (es. tavoli più prenotati, guadagni giornalieri, personale più attivo), gestire <text:span text:style-name="T9">le </text:span>scontistiche, mantenere aggiornato il menù <text:span text:style-name="T9">e registrare le prenotazioni prese per via telefonica dai clienti.</text:span></text:p>
      <text:p text:style-name="P18">È possbile prenotare anche più tavoli con una sola ordinazione. Le informazioni richieste durante l’operazione sono : la data, il turno, <text:span text:style-name="T11">l’orario ed un nominativo.</text:span></text:p>
      <text:p text:style-name="P19"/>
      <text:p text:style-name="P11">Analisi dei requisiti </text:p>
      <text:p text:style-name="P6"/>
      <text:p text:style-name="P11">Viste</text:p>
      <text:p text:style-name="P9">Le due tipologie di utenti che usufruiscono del sistema sono : il proprietario e i clienti.</text:p>
      <text:p text:style-name="P10">Proprietario → Accede per aggiungere, rimuovere o modificare i piatti che appartengono al menu e che vengono visualizzati durante la fase di ordinazione.</text:p>
      <text:p text:style-name="P10">Allo stesso modo può accedere alle inforzmazioni che riguardano i dipendenti.</text:p>
      <text:p text:style-name="P10">Può registrare o disdire una prenotazione.</text:p>
      <text:p text:style-name="P10">Ha inoltre accesso ad informazioni di tipo statistico per visualizzare l’andamento del ristorante e la performance del personale.</text:p>
      <text:p text:style-name="P10">Cliente → Un cliente si interfazzia al sistema tramite un qr code, che permette di vidualizzare il menù, effettuare gli ordini e consultare il carrello contenente i piatti ordinati.</text:p>
      <text:p text:style-name="P10">(Le prenotazioni vengono fatte esclusivamente per via telefonica)</text:p>
      <text:p text:style-name="P10"><text:s/></text:p>
      <text:p text:style-name="P11">Requisiti in linguaggio naturale</text:p>
      <text:p text:style-name="P7"><text:bookmark text:name="docs-internal-guid-d006c5fe-7fff-fa49-90eb-cffa972eee5d"/>Si vuole realizzare un sistema per la gestione dell’attivitá di un ristorante di sushi.</text:p>
      <text:p text:style-name="P7">Gli aspetti da esaminare sono:</text:p>
      <text:list xml:id="list938097254" text:style-name="L5">
        <text:list-item>
          <text:p text:style-name="P32">ordinazioni dei clienti </text:p>
        </text:list-item>
      </text:list>
      <text:p text:style-name="P25">I clienti visualizzano il menu tramite qrcode. La scelta dei menù si divide in : menù alla carta e ayce ( che ha un prezzo fisso <text:span text:style-name="T11">e di cui si pagherà solo dolci e bevande</text:span>), la tipologia deve essere uguale per tutti i clienti del tavolo, i quali vengono distinti con uno username.</text:p>
      <text:p text:style-name="P25"><text:soft-page-break/><text:span text:style-name="T7">Se il menu scelto è l’opzione AYCE, a</text:span>lcuni piatti <text:span text:style-name="T7">selezionati </text:span>possono essere ordinati massimo 2 porzioni a persona, <text:span text:style-name="T7">quindi per un totale pari al doppio delle persone sedute al tavolo</text:span>.</text:p>
      <text:p text:style-name="P26"><text:span text:style-name="T7">I piatti che possono essere ordinati</text:span> presenta<text:span text:style-name="T7">no :</text:span> un nome, una descrizione, gli ingredienti, una foto e un prezz<text:span text:style-name="T7">o</text:span>.</text:p>
      <text:p text:style-name="P26">Ogni piatto è formato da un insieme di ingredienti e di conseguenza può avere degli allergeni.</text:p>
      <text:p text:style-name="P25">Si vuole mantenere lo storico degli ordini precedenti <text:span text:style-name="T7">del tavolo</text:span> in un carrello, <text:span text:style-name="T7">che verrà eliminato nel momento in cui la tavolata va a pagare il conto</text:span>.</text:p>
      <text:list xml:id="list3506364254" text:style-name="L6">
        <text:list-item>
          <text:p text:style-name="P33">organizzazione personale interno</text:p>
        </text:list-item>
      </text:list>
      <text:p text:style-name="P25">Il personale si divide in chef e camerieri. Gli chef si occupano della preparazione de<text:span text:style-name="T7">i piatti</text:span>, <text:span text:style-name="T7">mentre</text:span> i camerieri consegnano gli ordini <text:span text:style-name="T8">nei tavoli</text:span>.</text:p>
      <text:p text:style-name="P25"><text:span text:style-name="T7">Le informazioni principali per i dipendenti sono : </text:span>nome,ID <text:span text:style-name="T12">e il turno a cui sono associati</text:span>.</text:p>
      <text:list xml:id="list3106066646" text:style-name="L7">
        <text:list-item>
          <text:p text:style-name="P34">prenotazioni </text:p>
        </text:list-item>
      </text:list>
      <text:p text:style-name="P25">Lo stato del tavolo può essere “libero” o “prenotato/occupato”</text:p>
      <text:p text:style-name="P27"><text:span text:style-name="T3">Un cliente si occupa di effettuare una prenotazione, specificando </text:span><text:span text:style-name="T4">data</text:span><text:span text:style-name="T2">, orario, </text:span><text:span text:style-name="T4">turno </text:span><text:span text:style-name="T5">e indicando la quantità di tavoli che desidera riservare</text:span><text:span text:style-name="T2">.</text:span></text:p>
      <text:list xml:id="list3332236381" text:style-name="L8">
        <text:list-item>
          <text:p text:style-name="P35">pagamento</text:p>
        </text:list-item>
      </text:list>
      <text:p text:style-name="P25">Il pagamento viene effettuato dal tavolo, con la gestione di un eventuale sconto (si applica in base al n<text:span text:style-name="T7">umro</text:span> di persone del tavolo). </text:p>
      <text:p text:style-name="P25">Viene memorizzato il guadagno delle varie giornate.</text:p>
      <text:p text:style-name="Text_20_body"><text:line-break/></text:p>
      <text:p text:style-name="P21">estrazione dei concetti principali</text:p>
      <table:table table:name="Tabella1" table:style-name="Tabella1">
        <table:table-column table:style-name="Tabella1.A"/>
        <table:table-column table:style-name="Tabella1.B"/>
        <table:table-column table:style-name="Tabella1.C"/>
        <table:table-row>
          <table:table-cell table:style-name="Tabella1.A1" office:value-type="string">
            <text:p text:style-name="P2">Termine </text:p>
          </table:table-cell>
          <table:table-cell table:style-name="Tabella1.A1" office:value-type="string">
            <text:p text:style-name="P2">Breve descrizione</text:p>
          </table:table-cell>
          <table:table-cell table:style-name="Tabella1.C1" office:value-type="string">
            <text:p text:style-name="P2">Eventuale sinonimo</text:p>
          </table:table-cell>
        </table:table-row>
        <table:table-row>
          <table:table-cell table:style-name="Tabella1.A2" office:value-type="string">
            <text:p text:style-name="P2">Cliente </text:p>
          </table:table-cell>
          <table:table-cell table:style-name="Tabella1.A2" office:value-type="string">
            <text:p text:style-name="P3">I clienti effettuano prenotazioni ed ordini, sono associati ad un tavolo</text:p>
          </table:table-cell>
          <table:table-cell table:style-name="Tabella1.C2" office:value-type="string">
            <text:p text:style-name="P1"/>
          </table:table-cell>
        </table:table-row>
        <table:table-row>
          <table:table-cell table:style-name="Tabella1.A2" office:value-type="string">
            <text:p text:style-name="P2">Personale</text:p>
          </table:table-cell>
          <table:table-cell table:style-name="Tabella1.A2" office:value-type="string">
            <text:p text:style-name="P3">Si occupa del servizio offerto, preparando e portando i piatti degli ordini</text:p>
          </table:table-cell>
          <table:table-cell table:style-name="Tabella1.C2" office:value-type="string">
            <text:p text:style-name="P4">Dipendenti, <text:span text:style-name="T10">staff</text:span></text:p>
          </table:table-cell>
        </table:table-row>
        <table:table-row>
          <table:table-cell table:style-name="Tabella1.A2" office:value-type="string">
            <text:p text:style-name="P2">Ordine</text:p>
          </table:table-cell>
          <table:table-cell table:style-name="Tabella1.A2" office:value-type="string">
            <text:p text:style-name="P3">È composto da diversi piatti ordinati dai clienti di un tavolo</text:p>
          </table:table-cell>
          <table:table-cell table:style-name="Tabella1.C2" office:value-type="string">
            <text:p text:style-name="P5"/>
          </table:table-cell>
        </table:table-row>
        <table:table-row>
          <table:table-cell table:style-name="Tabella1.A2" office:value-type="string">
            <text:p text:style-name="P2">Piatto</text:p>
          </table:table-cell>
          <table:table-cell table:style-name="Tabella1.A2" office:value-type="string">
            <text:p text:style-name="P3">Preparato da uno chef con diversi ingredienti che possono contenere degli allergeni</text:p>
          </table:table-cell>
          <table:table-cell table:style-name="Tabella1.C2" office:value-type="string">
            <text:p text:style-name="P4">Pietanza</text:p>
          </table:table-cell>
        </table:table-row>
        <text:soft-page-break/>
        <table:table-row>
          <table:table-cell table:style-name="Tabella1.A2" office:value-type="string">
            <text:p text:style-name="P2">Prenotazione</text:p>
          </table:table-cell>
          <table:table-cell table:style-name="Tabella1.A2" office:value-type="string">
            <text:p text:style-name="P3">Effettuata da un cliente, in una data specifica. Può riguardare uno o più tavoli</text:p>
          </table:table-cell>
          <table:table-cell table:style-name="Tabella1.C2" office:value-type="string">
            <text:p text:style-name="P5"/>
          </table:table-cell>
        </table:table-row>
        <table:table-row>
          <table:table-cell table:style-name="Tabella1.A2" office:value-type="string">
            <text:p text:style-name="P2">Pagamento</text:p>
          </table:table-cell>
          <table:table-cell table:style-name="Tabella1.A2" office:value-type="string">
            <text:p text:style-name="P3">Un tavolo viene liberato successivamente al pagamento del conto, sul quale si può applicare uno sconto</text:p>
          </table:table-cell>
          <table:table-cell table:style-name="Tabella1.C2" office:value-type="string">
            <text:p text:style-name="P4">Saldo</text:p>
          </table:table-cell>
        </table:table-row>
      </table:table>
      <text:p text:style-name="P2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03T02:00:03.791000000</meta:creation-date>
    <dc:date>2025-07-02T04:58:04.536000000</dc:date>
    <meta:editing-duration>PT22M46S</meta:editing-duration>
    <meta:editing-cycles>4</meta:editing-cycles>
    <meta:generator>LibreOffice/6.0.3.2$Windows_X86_64 LibreOffice_project/8f48d515416608e3a835360314dac7e47fd0b821</meta:generator>
    <meta:document-statistic meta:table-count="1" meta:image-count="0" meta:object-count="0" meta:page-count="6" meta:paragraph-count="88" meta:word-count="1075" meta:character-count="7030" meta:non-whitespace-character-count="6047"/>
  </office:meta>
</office:document-meta>
</file>